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4cm"/>
    </style:style>
    <style:style style:name="co2" style:family="table-column">
      <style:table-column-properties fo:break-before="auto" style:column-width="4.0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DejaVu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3" office:value-type="string" calcext:value-type="string" table:number-columns-spanned="3" table:number-rows-spanned="1">
            <text:p>AFPMA</text:p>
          </table:table-cell>
          <table:covered-table-cell table:number-columns-repeated="2"/>
          <table:table-cell/>
          <table:table-cell office:value-type="string" calcext:value-type="string">
            <text:p>EN1338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ormule p100</text:p>
          </table:table-cell>
        </table:table-row>
        <table:table-row table:style-name="ro1">
          <table:table-cell office:value-type="string" calcext:value-type="string">
            <text:p>gas temp approx</text:p>
          </table:table-cell>
          <table:table-cell office:value-type="float" office:value="300.22" calcext:value-type="float">
            <text:p>300,22</text:p>
          </table:table-cell>
          <table:table-cell office:value-type="string" calcext:value-type="string">
            <text:p>°K</text:p>
          </table:table-cell>
          <table:table-cell office:value-type="float" office:value="27.07" calcext:value-type="float">
            <text:p>27,07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p_L</text:p>
          </table:table-cell>
          <table:table-cell office:value-type="float" office:value="96489.38" calcext:value-type="float">
            <text:p>96489,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88.588" calcext:value-type="float">
            <text:p>288,58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ρm</text:p>
          </table:table-cell>
          <table:table-cell table:style-name="ce1" office:value-type="float" office:value="1.11367779201039" calcext:value-type="float">
            <text:p>1,11367779201039</text:p>
          </table:table-cell>
          <table:table-cell office:value-type="string" calcext:value-type="string">
            <text:p>kg/m³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m</text:p>
          </table:table-cell>
          <table:table-cell office:value-type="float" office:value="0.19435" calcext:value-type="float">
            <text:p>0,19435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&lt;0.5m/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η_A</text:p>
          </table:table-cell>
          <table:table-cell table:style-name="ce4" office:value-type="float" office:value="0.0000162576782" calcext:value-type="float">
            <text:p>1,6257678E-05</text:p>
          </table:table-cell>
          <table:table-cell table:number-columns-repeated="3"/>
          <table:table-cell table:formula="of:=0.000015+0.000000047*[.D3]-0.00000000002*[.D3]*[.D3]" office:value-type="float" office:value="0.000016257634302" calcext:value-type="float">
            <text:p>0,000016257634302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1331.37" calcext:value-type="float">
            <text:p>1331,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_tot</text:p>
          </table:table-cell>
          <table:table-cell office:value-type="float" office:value="1.0812" calcext:value-type="float">
            <text:p>1,081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si</text:p>
          </table:table-cell>
          <table:table-cell table:style-name="ce2" office:value-type="float" office:value="0.0618982365714311" calcext:value-type="float">
            <text:p>0,06189823657143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i_smooth</text:p>
          </table:table-cell>
          <table:table-cell table:style-name="ce1" office:value-type="float" office:value="0.0472864893345104" calcext:value-type="float">
            <text:p>0,047286489334510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</text:p>
          </table:table-cell>
          <table:table-cell table:style-name="ce2" office:value-type="float" office:value="10.4298855764459" calcext:value-type="float">
            <text:p>10,4298855764459</text:p>
          </table:table-cell>
          <table:table-cell office:value-type="string" calcext:value-type="string">
            <text:p>wm &lt; 0.5 ???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λ_A</text:p>
          </table:table-cell>
          <table:table-cell table:style-name="ce2" office:value-type="float" office:value="0.0240596122050926" calcext:value-type="float">
            <text:p>0,0240596122050926</text:p>
          </table:table-cell>
          <table:table-cell/>
          <table:table-cell office:value-type="string" calcext:value-type="string">
            <text:p>same ??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α_i</text:p>
          </table:table-cell>
          <table:table-cell table:style-name="ce2" office:value-type="float" office:value="0.0240596122050926" calcext:value-type="float">
            <text:p>0,0240596122050926</text:p>
          </table:table-cell>
          <table:table-cell/>
          <table:table-cell office:value-type="string" calcext:value-type="string">
            <text:p>same ??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6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7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18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19">
      <number:scientific-number number:decimal-places="7" number:min-decimal-places="7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0:29:36.110958327</meta:creation-date>
    <dc:date>2025-01-27T12:30:39.491919782</dc:date>
    <meta:editing-duration>PT1H37M29S</meta:editing-duration>
    <meta:editing-cycles>2</meta:editing-cycles>
    <meta:generator>LibreOffice/24.8.3.2$Linux_X86_64 LibreOffice_project/48a6bac9e7e268aeb4c3483fcf825c94556d9f92</meta:generator>
    <meta:document-statistic meta:table-count="1" meta:cell-count="42" meta:object-count="0"/>
  </office:meta>
</office:document-meta>
</file>